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199616" officeooo:paragraph-rsid="00199616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2pt" fo:font-weight="bold" officeooo:rsid="00199616" officeooo:paragraph-rsid="00199616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99616" officeooo:paragraph-rsid="00199616" style:font-size-asian="10.5pt" style:font-weight-asian="normal" style:font-size-complex="12pt" style:font-weight-complex="normal"/>
    </style:style>
    <style:style style:name="P4" style:family="paragraph" style:parent-style-name="Preformatted_20_Text">
      <style:text-properties fo:font-size="10pt" fo:font-weight="normal" officeooo:rsid="00199616" officeooo:paragraph-rsid="00199616" style:font-size-asian="10pt" style:font-weight-asian="normal" style:font-size-complex="10pt" style:font-weight-complex="normal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powtórzenie do kursu DateScience</text:p>
      <text:p text:style-name="P1"/>
      <text:p text:style-name="P2"><text:span text:style-name="T1">If, elif, else:</text:span><text:line-break/></text:p>
      <text:p text:style-name="P3">if 1 == 2:</text:p>
      <text:p text:style-name="P3"><text:s text:c="4"/>print('first')</text:p>
      <text:p text:style-name="P3">elif 3 == 3:</text:p>
      <text:p text:style-name="P3"><text:s text:c="4"/>print('middle')</text:p>
      <text:p text:style-name="P3">else:</text:p>
      <text:p text:style-name="P3"><text:s text:c="4"/>print('Last')</text:p>
      <text:p text:style-name="P2"/>
      <text:p text:style-name="P2"/>
      <text:p text:style-name="P2">for Loops: </text:p>
      <text:p text:style-name="P2"/>
      <text:p text:style-name="P3">seq = [1,2,3,4,5]</text:p>
      <text:p text:style-name="P3"/>
      <text:p text:style-name="P3">for item in seq:</text:p>
      <text:p text:style-name="P3"><text:s text:c="4"/>print(item)</text:p>
      <text:p text:style-name="P3">#wypisanie wszystkich liczb z talbicy</text:p>
      <text:p text:style-name="P2"/>
      <text:p text:style-name="P2">while Loops: </text:p>
      <text:p text:style-name="P2"/>
      <text:p text:style-name="P3">i = 1</text:p>
      <text:p text:style-name="P3">while i &lt; 5:</text:p>
      <text:p text:style-name="P3"><text:s text:c="4"/>print('i is: {}'.format(i))</text:p>
      <text:p text:style-name="P3"><text:s text:c="4"/>i = i+1</text:p>
      <text:p text:style-name="P2"/>
      <text:p text:style-name="P2">Wypisuje: </text:p>
      <text:p text:style-name="P2"/>
      <text:p text:style-name="P4">i is: 1</text:p>
      <text:p text:style-name="Preformatted_20_Text">i is: 2</text:p>
      <text:p text:style-name="Preformatted_20_Text">i is: 3</text:p>
      <text:p text:style-name="P5">i is: 4</text:p>
      <text:p text:style-name="P2"/>
      <text:p text:style-name="P2">List comprehension: </text:p>
      <text:p text:style-name="P2"/>
      <text:p text:style-name="P3">out = []</text:p>
      <text:p text:style-name="P3">for item in x:</text:p>
      <text:p text:style-name="P3"><text:s text:c="4"/>out.append(item**2)</text:p>
      <text:p text:style-name="P3">print(out)</text:p>
      <text:p text:style-name="P3"/>
      <text:p text:style-name="P3">To samo co: </text:p>
      <text:p text:style-name="P3">[item**2 for item in x]</text:p>
      <text:p text:style-name="P3"/>
      <text:p text:style-name="P3"/>
      <text:p text:style-name="P3"/>
      <text:p text:style-name="P3"><text:soft-page-break/></text:p>
      <text:p text:style-name="P2">Lambda expressions:</text:p>
      <text:p text:style-name="P3">def times2(var):</text:p>
      <text:p text:style-name="P3"><text:s text:c="4"/>return var*2</text:p>
      <text:p text:style-name="P3"/>
      <text:p text:style-name="P2">To to samo co: </text:p>
      <text:p text:style-name="P3">lambda var: var*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21:55:50.783297912</meta:creation-date>
    <dc:date>2020-03-29T22:02:25.908663075</dc:date>
    <meta:editing-duration>PT6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95" meta:character-count="535" meta:non-whitespace-character-count="436"/>
  </office:meta>
</office:document-meta>
</file>